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paragraph-rsid="002b95af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2fc739" style:font-size-asian="10pt" style:font-size-complex="10pt"/>
    </style:style>
    <style:style style:name="P3" style:family="paragraph" style:parent-style-name="Standard">
      <style:text-properties style:font-name="Liberation Serif" fo:font-size="10pt" officeooo:paragraph-rsid="00320269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3265db" fo:background-color="#ffff00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320269" fo:background-color="#ffff00" style:font-size-asian="10pt" style:font-size-complex="10pt"/>
    </style:style>
    <style:style style:name="P6" style:family="paragraph" style:parent-style-name="Standard">
      <style:text-properties style:font-name="Liberation Serif" fo:font-size="10pt" officeooo:paragraph-rsid="0035c41f" fo:background-color="#ffff00" style:font-size-asian="10pt" style:font-size-complex="10pt"/>
    </style:style>
    <style:style style:name="P7" style:family="paragraph" style:parent-style-name="Standard">
      <style:text-properties style:font-name="Liberation Serif" fo:font-size="10pt" officeooo:paragraph-rsid="00381367" fo:background-color="#ffff00" style:font-size-asian="10pt" style:font-size-complex="10pt"/>
    </style:style>
    <style:style style:name="P8" style:family="paragraph" style:parent-style-name="Standard">
      <style:text-properties style:font-name="Liberation Serif" fo:font-size="10pt" officeooo:paragraph-rsid="002b95af" fo:background-color="#ffff00" style:font-size-asian="10pt" style:font-size-complex="10pt"/>
    </style:style>
    <style:style style:name="P9" style:family="paragraph" style:parent-style-name="Standard">
      <style:text-properties style:font-name="Liberation Serif" fo:font-size="10pt" officeooo:paragraph-rsid="002fc739" fo:background-color="#ffff00" style:font-size-asian="10pt" style:font-size-complex="10pt"/>
    </style:style>
    <style:style style:name="P10" style:family="paragraph" style:parent-style-name="Standard">
      <style:text-properties style:font-name="Liberation Serif" fo:font-size="10pt" officeooo:paragraph-rsid="002ec672" fo:background-color="#ffff00" style:font-size-asian="10pt" style:font-size-complex="10pt"/>
    </style:style>
    <style:style style:name="P11" style:family="paragraph" style:parent-style-name="Standard">
      <style:text-properties style:font-name="Liberation Serif" fo:font-size="10pt" officeooo:paragraph-rsid="001ff549" fo:background-color="#33ff99" style:font-size-asian="10pt" style:font-size-complex="10pt"/>
    </style:style>
    <style:style style:name="P12" style:family="paragraph" style:parent-style-name="Standard">
      <style:text-properties style:font-name="Liberation Serif" fo:font-size="10pt" officeooo:paragraph-rsid="00227e56" fo:background-color="#33ff99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280662" fo:background-color="#33ff9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2b95af" fo:background-color="#33ff99" style:font-size-asian="10pt" style:font-size-complex="10pt"/>
    </style:style>
    <style:style style:name="P15" style:family="paragraph" style:parent-style-name="Standard">
      <style:text-properties style:font-name="Liberation Serif" fo:font-size="10pt" officeooo:paragraph-rsid="002ec672" fo:background-color="#33ff99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2d578f" fo:background-color="#66ff66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3265db" fo:background-color="#ffff00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0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1" style:family="paragraph" style:parent-style-name="Text_20_body"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bold" officeooo:paragraph-rsid="002b95af" style:font-size-asian="10pt" style:font-size-complex="10pt"/>
    </style:style>
    <style:style style:name="P22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3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solid" style:text-underline-width="auto" style:text-underline-color="font-color" fo:font-weight="bold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40342c" fo:background-color="#ffff00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42abf7" fo:background-color="#66ff6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text-properties style:font-name="Liberation Serif" fo:font-size="10pt" officeooo:paragraph-rsid="002b95af" fo:background-color="#33ff99" style:font-size-asian="10pt" style:font-size-complex="10pt"/>
    </style:style>
    <style:style style:name="P27" style:family="paragraph" style:parent-style-name="Standard">
      <style:text-properties officeooo:paragraph-rsid="0042abf7" fo:background-color="#ffff0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f549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2b95af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2ec672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2fc739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320269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3239e9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3265db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35c41f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381367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fo:background-color="#ffff00" loext:char-shading-value="0" style:font-size-asian="10pt" style:font-style-asian="normal" style:font-weight-asian="normal" style:font-size-complex="10pt" style:text-emphasize="none"/>
    </style:style>
    <style:style style:name="T12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42abf7" style:font-size-asian="10pt" style:font-style-asian="normal" style:font-weight-asian="normal" style:font-size-complex="10pt" style:text-emphasize="none"/>
    </style:style>
    <style:style style:name="T14" style:family="text">
      <style:text-properties officeooo:rsid="001ff549"/>
    </style:style>
    <style:style style:name="T15" style:family="text">
      <style:text-properties officeooo:rsid="002df6c7"/>
    </style:style>
    <style:style style:name="T16" style:family="text">
      <style:text-properties officeooo:rsid="003fdce3"/>
    </style:style>
    <style:style style:name="T17" style:family="text">
      <style:text-properties officeooo:rsid="0040342c"/>
    </style:style>
    <style:style style:name="T18" style:family="text">
      <style:text-properties officeooo:rsid="0042abf7"/>
    </style:style>
    <style:style style:name="T19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4">./email-useradd.sh -d "</text:span><text:span text:style-name="T1">AGUILAR FERNANDEZ NATASHA DEL CARMEN V15001886</text:span><text:span text:style-name="T14">" -b ACTIVO -m "</text:span><text:span text:style-name="T2">AGUILAR FERNANDEZ NATASHA DEL CARMEN</text:span><text:span text:style-name="T14">" -n </text:span><text:span text:style-name="T2">15001886</text:span><text:span text:style-name="T14"> -t ADMINISTRATIVO -p </text:span><text:span text:style-name="T2">15001886</text:span><text:span text:style-name="T14"> naguilar</text:span></text:p>
      <text:p text:style-name="P11"/>
      <text:p text:style-name="P12"><text:span text:style-name="T14">./email-useradd.sh -d "</text:span><text:span text:style-name="T1">CARABALLO BOLIVAR SUYSMAL ADRIANA V18521372</text:span><text:span text:style-name="T14">" -b ACTIVO -m "</text:span><text:span text:style-name="T1">CARABALLO BOLIVAR SUYSMAL ADRIANA</text:span><text:span text:style-name="T14">" -n V</text:span><text:span text:style-name="T2">18521372</text:span><text:span text:style-name="T14"> -t ADMINISTRATIVO -p </text:span><text:span text:style-name="T2">18521372</text:span><text:span text:style-name="T14"> scaraballo</text:span></text:p>
      <text:p text:style-name="P12"/>
      <text:p text:style-name="P13"><text:span text:style-name="T14">./email-useradd.sh -d "</text:span><text:span text:style-name="T1">COLON PALMA KARINA DE LOS ANGELES V13157642</text:span><text:span text:style-name="T14">" -b ACTIVO -m "</text:span><text:span text:style-name="T1">CHACON COLON PALMA KARINA DE LOS ANGELES</text:span><text:span text:style-name="T14">" -n V</text:span><text:span text:style-name="T2">13157642</text:span><text:span text:style-name="T14"> -t ADMINISTRATIVO -p </text:span><text:span text:style-name="T2">13157642</text:span><text:span text:style-name="T14"> kcolon</text:span></text:p>
      <text:p text:style-name="P13"/>
      <text:p text:style-name="P14"><text:span text:style-name="T14">./email-useradd.sh -d "</text:span><text:span text:style-name="T1">GIL DAVIDSON LUIS EDUARDO V13804506</text:span><text:span text:style-name="T14">" -b ACTIVO -m "</text:span><text:span text:style-name="T2">GIL DAVIDSON LUIS EDUARDO</text:span><text:span text:style-name="T14">" -n V</text:span><text:span text:style-name="T1">13804506</text:span><text:span text:style-name="T14"> -t ADMINISTRATIVO -p </text:span><text:span text:style-name="T1">13804506</text:span><text:span text:style-name="T14"> lgil</text:span></text:p>
      <text:p text:style-name="P14"/>
      <text:p text:style-name="P14"><text:span text:style-name="T14">./email-useradd.sh -d "</text:span><text:span text:style-name="T1">GOMEZ MARTA OMAR V12600689</text:span><text:span text:style-name="T14">" -b ACTIVO -m "</text:span><text:span text:style-name="T1">GOMEZ MARTA OMAR</text:span><text:span text:style-name="T14">" -n </text:span><text:span text:style-name="T1">12600689</text:span><text:span text:style-name="T14"> -t ADMINISTRATIVO -p V</text:span><text:span text:style-name="T1">12600689</text:span><text:span text:style-name="T14"> mogomez</text:span></text:p>
      <text:p text:style-name="P14"/>
      <text:p text:style-name="P14"><text:span text:style-name="T14">./email-useradd.sh -d "</text:span><text:span text:style-name="T1">GONZALEZ BRAVO ANNYS VIRGINIA V21235568</text:span><text:span text:style-name="T14">" -b ACTIVO -m "</text:span><text:span text:style-name="T1">GONZALEZ BRAVO ANNYS VIRGINIA</text:span><text:span text:style-name="T14">" -n V</text:span><text:span text:style-name="T1">21235568</text:span><text:span text:style-name="T14"> -t ADMINISTRATIVO -p </text:span><text:span text:style-name="T1">21235568</text:span><text:span text:style-name="T14"> avgonzalez</text:span></text:p>
      <text:p text:style-name="P14"/>
      <text:p text:style-name="P14"><text:span text:style-name="T14">./email-useradd.sh -d "</text:span><text:span text:style-name="T1">JAIMES QUINONEZ YERLY ANDREINA V18886306</text:span><text:span text:style-name="T14">" -b ACTIVO -m "</text:span><text:span text:style-name="T1">JAIMES QUINONEZ YERLY ANDREINA</text:span><text:span text:style-name="T14">" -n V</text:span><text:span text:style-name="T1">18886306</text:span><text:span text:style-name="T14"> -t ADMINISTRATIVO -p </text:span><text:span text:style-name="T1">18886306</text:span><text:span text:style-name="T14"> yajaimes</text:span></text:p>
      <text:p text:style-name="P14"/>
      <text:p text:style-name="P14"><text:span text:style-name="T14">./email-useradd.sh -d "</text:span><text:span text:style-name="T1">LOPEZ CALDEA DANIELYS DEL VALLE V25936359</text:span><text:span text:style-name="T14">" -b ACTIVO -m "</text:span><text:span text:style-name="T1">LOPEZ CALDEA DANIELYS DEL VALLE</text:span><text:span text:style-name="T14">" -n V</text:span><text:span text:style-name="T1">25936359</text:span><text:span text:style-name="T14"> -t ADMINISTRATIVO -p </text:span><text:span text:style-name="T1">25936359</text:span><text:span text:style-name="T14"> dlopez</text:span></text:p>
      <text:p text:style-name="P14"/>
      <text:p text:style-name="P8"><text:span text:style-name="T14">./email-useradd.sh -d "</text:span><text:span text:style-name="T2">OLIVARES LEDEZMA YOLIMAR CAROLINA</text:span><text:span text:style-name="T1"> V15570866</text:span><text:span text:style-name="T14">" -b ACTIVO -m "</text:span><text:span text:style-name="T2">OLIVARES LEDEZMA YOLIMAR CAROLINA</text:span><text:span text:style-name="T14">" -n V</text:span><text:span text:style-name="T1">15570866</text:span><text:span text:style-name="T14"> -t ADMINISTRATIVO -p </text:span><text:span text:style-name="T1">15570866</text:span><text:span text:style-name="T14"> </text:span><text:span text:style-name="T1">ycolivares</text:span></text:p>
      <text:p text:style-name="P14"/>
      <text:p text:style-name="P14"><text:span text:style-name="T14">./email-useradd.sh -d "</text:span><text:span text:style-name="T2">PINTO MARCANO JENIREE DE LOS ANGELES</text:span><text:span text:style-name="T1"> V19095622</text:span><text:span text:style-name="T14">" -b ACTIVO -m "</text:span><text:span text:style-name="T2">PINTO MARCANO JENIREE DE LOS ANGELES</text:span><text:span text:style-name="T14">" -n V</text:span><text:span text:style-name="T1">19095622</text:span><text:span text:style-name="T14"> -t ADMINISTRATIVO -p </text:span><text:span text:style-name="T1">19095622 jpinto</text:span></text:p>
      <text:p text:style-name="P14"/>
      <text:p text:style-name="P14"><text:span text:style-name="T14">./email-useradd.sh -d "</text:span><text:span text:style-name="T1">SALAZAR MARCANO ESTEFANIA DEL VALLE V18817627</text:span><text:span text:style-name="T14">" -b ACTIVO -m "</text:span><text:span text:style-name="T1">SALAZAR MARCANO ESTEFANIA DEL VALLE</text:span><text:span text:style-name="T14">" -n V</text:span><text:span text:style-name="T1">18817627</text:span><text:span text:style-name="T14"> -t ADMINISTRATIVO -p </text:span><text:span text:style-name="T1">18817627 evsalazar</text:span></text:p>
      <text:p text:style-name="P14"/>
      <text:p text:style-name="P14"><text:span text:style-name="T2">./email-useradd.sh -d "</text:span><text:span text:style-name="T1">SUAREZ FERNANDEZ EDGAR SERAFIN V14668749</text:span><text:span text:style-name="T2">" -b ACTIVO -m "</text:span><text:span text:style-name="T1">SUAREZ FERNANDEZ EDGAR SERAFIN</text:span><text:span text:style-name="T2">" -n </text:span><text:span text:style-name="T3">V</text:span><text:span text:style-name="T1">14668749</text:span><text:span text:style-name="T2"> -t ADMINISTRATIVO -p </text:span><text:span text:style-name="T1">14668749 e</text:span><text:span text:style-name="T3">suarez</text:span></text:p>
      <text:p text:style-name="P14"/>
      <text:p text:style-name="P14"><text:span text:style-name="T2">./email-useradd.sh -d "</text:span><text:span text:style-name="T1">YAÑEZ SANCHEZ ANGEL JESUS</text:span><text:span text:style-name="T3"> V</text:span><text:span text:style-name="T1">10219053</text:span><text:span text:style-name="T2">" -b ACTIVO -m "</text:span><text:span text:style-name="T1">YAÑEZ SANCHEZ ANGEL JESUS</text:span><text:span text:style-name="T2">" -n </text:span><text:span text:style-name="T3">V</text:span><text:span text:style-name="T1">10219053</text:span><text:span text:style-name="T2"> -t ADMINISTRATIVO -p </text:span><text:span text:style-name="T1">10219053</text:span><text:span text:style-name="T3"> </text:span><text:span text:style-name="T1">ayanez</text:span></text:p>
      <text:p text:style-name="P14"/>
      <text:p text:style-name="P14"/>
      <text:p text:style-name="P25"><text:span text:style-name="T1">Las </text:span><text:span text:style-name="T18">ANTERIORES</text:span><text:span text:style-name="T1"> cuentas de correo fueron creadas el día 25-01-2018 y el 26-01-2018, para el momento se desconoce el estatus de este personal, se debe hacer contacto con el departamento pertinente </text:span><text:span text:style-name="T15">y así</text:span><text:span text:style-name="T1"> contactar a dichas personas </text:span><text:span text:style-name="T15">para</text:span><text:span text:style-name="T1"> que suministren ante el departamento de infraestructura tecnológica una dirección de correo alternativo para hacer llegar los datos de acceso a la cuenta creada.</text:span></text:p>
      <text:p text:style-name="P14"/>
      <text:p text:style-name="P10"><text:span text:style-name="T2">./email-useradd.sh -d "</text:span><text:span text:style-name="T4">JOSE LINO FERMIN LOZADA</text:span><text:span text:style-name="T3"> V</text:span><text:span text:style-name="T4">12653006</text:span><text:span text:style-name="T2">" -b ACTIVO -m "</text:span><text:span text:style-name="T4">JOSE LINO FERMIN LOZADA</text:span><text:span text:style-name="T2">" -n </text:span><text:span text:style-name="T3">V</text:span><text:span text:style-name="T4">12653006</text:span><text:span text:style-name="T2"> -t ADMINISTRATIVO -p </text:span><text:span text:style-name="T4">12653006</text:span><text:span text:style-name="T3"> </text:span><text:span text:style-name="T4">jfermin</text:span></text:p>
      <text:p text:style-name="P15"/>
      <text:p text:style-name="P9"><text:span text:style-name="T2">./email-useradd.sh -d "</text:span><text:span text:style-name="T5">YELITZA COROMOTO BECERRA CARPIO </text:span><text:span text:style-name="T3">V</text:span><text:span text:style-name="T5">17338335</text:span><text:span text:style-name="T2">" -b ACTIVO -m "</text:span><text:span text:style-name="T5">YELITZA COROMOTO BECERRA CARPIO</text:span><text:span text:style-name="T2">" -n <text:s/></text:span><text:span text:style-name="T3">V</text:span><text:span text:style-name="T5">17338335 </text:span><text:span text:style-name="T2">-t ADMINISTRATIVO -p </text:span><text:span text:style-name="T5">17338335</text:span><text:span text:style-name="T3"> </text:span><text:span text:style-name="T5">ybecerra</text:span></text:p>
      <text:p text:style-name="P2"/>
      <text:p text:style-name="P5"><text:span text:style-name="T2">./email-useradd.sh -d "</text:span><text:span text:style-name="T6">RICHARD JOSE QUIJADA HERNANDEZ</text:span><text:span text:style-name="T5"> </text:span><text:span text:style-name="T3">V</text:span><text:span text:style-name="T5">1</text:span><text:span text:style-name="T6">8623329</text:span><text:span text:style-name="T2">" -b ACTIVO -m "</text:span><text:span text:style-name="T6">RICHARD JOSE QUIJADA HERNANDEZ</text:span><text:span text:style-name="T2">" -n <text:s/></text:span><text:span text:style-name="T3">V</text:span><text:span text:style-name="T5">1</text:span><text:span text:style-name="T6">8623329</text:span><text:span text:style-name="T5"> </text:span><text:span text:style-name="T2">-t </text:span><text:span text:style-name="T6">DOCENTE</text:span><text:span text:style-name="T2"> -p </text:span><text:span text:style-name="T5">1</text:span><text:span text:style-name="T6">8623329</text:span><text:span text:style-name="T3"> </text:span><text:span text:style-name="T6">r</text:span><text:span text:style-name="T7">j</text:span><text:span text:style-name="T6">quijada</text:span></text:p>
      <text:p text:style-name="P3"/>
      <text:p text:style-name="P4"><text:span text:style-name="T2">./email-useradd.sh -d "</text:span><text:span text:style-name="T8">JEANINA KARINA FREITES GONZÁLEZ</text:span><text:span text:style-name="T5"> </text:span><text:span text:style-name="T3">V</text:span><text:span text:style-name="T8">18246288</text:span><text:span text:style-name="T2">" -b ACTIVO -m "</text:span><text:span text:style-name="T8">JEANINA KARINA FREITES GONZÁLEZ</text:span><text:span text:style-name="T2">" -n <text:s/></text:span><text:span text:style-name="T3">V</text:span><text:span text:style-name="T5">1</text:span><text:span text:style-name="T6">8</text:span><text:span text:style-name="T8">246288</text:span><text:span text:style-name="T5"> </text:span><text:span text:style-name="T2">-t </text:span><text:span text:style-name="T6">DOCENTE</text:span><text:span text:style-name="T2"> -p </text:span><text:span text:style-name="T8">18246288</text:span><text:span text:style-name="T3"> </text:span><text:span text:style-name="T8">jfreites</text:span></text:p>
      <text:p text:style-name="P4"/>
      <text:p text:style-name="P6"><text:span text:style-name="T2">./email-useradd.sh -d "</text:span><text:span text:style-name="T9">MARJORIE GIL</text:span><text:span text:style-name="T5"> </text:span><text:span text:style-name="T3">V</text:span><text:span text:style-name="T9">12360667</text:span><text:span text:style-name="T2">" -b ACTIVO -m "</text:span><text:span text:style-name="T9">MARJORIE GIL</text:span><text:span text:style-name="T2">" -n <text:s/></text:span><text:span text:style-name="T3">V</text:span><text:span text:style-name="T9">12360667</text:span><text:span text:style-name="T5"> </text:span><text:span text:style-name="T2">-t </text:span><text:soft-page-break/><text:span text:style-name="T9">ADMINISTRATIVO</text:span><text:span text:style-name="T2"> -p </text:span><text:span text:style-name="T9">12360667</text:span><text:span text:style-name="T3"> </text:span><text:span text:style-name="T9">mgil</text:span></text:p>
      <text:p text:style-name="P6"/>
      <text:p text:style-name="P7"><text:bookmark text:name="m_-7085535256171590915mid_CAKmKjtoMk7u_c_zx5VqS8TkjpD9ES_qYcNXVeJiz5pzW_5YihQ_mail_gmail_com"/><text:span text:style-name="T2">./email-useradd.sh -d "</text:span><text:span text:style-name="T10">YENIRE</text:span><text:span text:style-name="T9"> </text:span><text:span text:style-name="T10">PINTO</text:span><text:span text:style-name="T5"> </text:span><text:span text:style-name="T10">V19095622</text:span><text:span text:style-name="T2">" -b ACTIVO -m "</text:span><text:span text:style-name="T10">YENIRE PINTO</text:span><text:span text:style-name="T2">" -n <text:s/></text:span><text:span text:style-name="T3">V</text:span><text:span text:style-name="T9">1</text:span><text:span text:style-name="T10">9095622</text:span><text:span text:style-name="T9"> </text:span><text:span text:style-name="T2">-t </text:span><text:span text:style-name="T9">ADMINISTRATIVO</text:span><text:span text:style-name="T2"> -p </text:span><text:span text:style-name="T10">19095622</text:span><text:span text:style-name="T3"> </text:span><text:span text:style-name="T10">ypinto</text:span></text:p>
      <text:p text:style-name="P17"/>
      <text:p text:style-name="P24"><text:span text:style-name="T14">./email-useradd.sh -d "BETANIA GOMEZ V20505335" -b ACTIVO -m "BETANIA GOMEZ" -n <text:s/>V20505335 -t ADMINISTRATIVO -p 20505335 bgomez</text:span></text:p>
      <text:p text:style-name="P24"/>
      <text:p text:style-name="P27"><text:span text:style-name="T12">./email-useradd.sh -d "ANA KATIUSKA RODRIGUEZ ALFONZO V</text:span><text:span text:style-name="T19">13731447</text:span><text:span text:style-name="T12">" -b ACTIVO -m "ANA KATIUSKA RODRIGUEZ ALFONZO" -n V</text:span><text:span text:style-name="T20">13731447</text:span><text:span text:style-name="T12"> -t ADMINISTRATIVO -p </text:span><text:span text:style-name="T20">13731447</text:span><text:span text:style-name="T12"> </text:span><text:span text:style-name="T13">akrodriguez</text:span></text:p>
      <text:p text:style-name="P17"/>
      <text:p text:style-name="P23">Departamento de Servicios Generales</text:p>
      <text:p text:style-name="P22">Marjorie Gil, Ficha: 07910 CI. 12.360.667 (NUEVO INGRESO) <text:span text:style-name="T16">(mgil)</text:span></text:p>
      <text:p text:style-name="P22">Larry Bacadare, Ficha: 07438 CI. 14.440.973 <text:span text:style-name="T16">(lbacadare)</text:span></text:p>
      <text:p text:style-name="P18">José Daniel Campos, Ficha: 80139 CI. 18.886.938 <text:span text:style-name="T16">(jcampos)</text:span></text:p>
      <text:p text:style-name="P1"/>
      <text:p text:style-name="P21">Coordinación de Contabilidad</text:p>
      <text:p text:style-name="P20">Betania Gómez, Ficha: 07911 CI. 20.505.335 (NUEVO INGRESO) <text:span text:style-name="T17">(bgomez)</text:span></text:p>
      <text:p text:style-name="P20">Mariam Vargas, Ficha: 07727 CI. 23.897.830 <text:span text:style-name="T17">(mavargas)</text:span></text:p>
      <text:p text:style-name="P19">Evelith Ibarra, Ficha: 07536 CI. 17.344.117 <text:span text:style-name="T17">() (eibarra)</text:span></text:p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vans </meta:initial-creator>
    <meta:creation-date>2018-01-23T09:42:06.169836170</meta:creation-date>
    <dc:date>2018-03-12T10:08:18.309562549</dc:date>
    <dc:creator>cevans </dc:creator>
    <meta:editing-duration>PT20H22M8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2" meta:paragraph-count="30" meta:word-count="559" meta:character-count="4086" meta:non-whitespace-character-count="3551"/>
  </office:meta>
</office:document-meta>
</file>